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1 <text:s/>DEMO – GOALS</text:p>
      <text:p text:style-name="P1"/>
      <text:p text:style-name="P3"><text:tab/><text:span text:style-name="T1">Deliverable</text:span></text:p>
      <text:list xml:id="list3466540073352068914" text:style-name="L1">
        <text:list-item>
          <text:p text:style-name="P4">For the first demo we will have a maze of blocks drawn on the screen. Our character, represented as a small square, will have the functionality to move left/right/forward/backwards within the map without walking through the blocks. We will use KEYS 0-3 to control the movement. In addition, we will have music playing when we run our program. </text:p>
        </text:list-item>
      </text:list>
      <text:p text:style-name="P3"/>
      <text:p text:style-name="P3"><text:tab/><text:span text:style-name="T1">Tasks</text:span></text:p>
      <text:p text:style-name="P3"><text:span text:style-name="T1"/></text:p>
      <text:list xml:id="list8433237716604456047" text:style-name="L2">
        <text:list-item>
          <text:p text:style-name="P5">Configure NIOS II/f (add clock, sdram, timer, vga, pixell buffers, etc...) <text:s/></text:p>
        </text:list-item>
        <text:list-item>
          <text:p text:style-name="P5">program to control the movement with the keys, read from de2 board</text:p>
        </text:list-item>
        <text:list-item>
          <text:p text:style-name="P5">draw the character as a 3x3 set of pixels</text:p>
        </text:list-item>
        <text:list-item>
          <text:p text:style-name="P5">program to restrict movement within the maze (walking out of or through the maze)</text:p>
        </text:list-item>
        <text:list-item>
          <text:p text:style-name="P5">draw the screen with blocks </text:p>
        </text:list-item>
        <text:list-item>
          <text:p text:style-name="P5">save map to SD Card and be able to load it from it during runtime</text:p>
        </text:list-item>
        <text:list-item>
          <text:p text:style-name="P5">save .wav file to SD Card and be able to load from it during runti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aan Choudri</meta:initial-creator>
    <meta:creation-date>2014-09-24T04:51:49.13</meta:creation-date>
    <meta:document-statistic meta:table-count="0" meta:image-count="0" meta:object-count="0" meta:page-count="1" meta:paragraph-count="11" meta:word-count="154" meta:character-count="816"/>
    <dc:date>2014-09-24T05:07:55.71</dc:date>
    <dc:creator>Rayaan Choudri</dc:creator>
    <meta:editing-duration>PT46S</meta:editing-duration>
    <meta:editing-cycles>1</meta:editing-cycles>
    <meta:generator>OpenOffice/4.0.1$Win32 OpenOffice.org_project/401m5$Build-9714</meta:generator>
  </office:meta>
</office:document-meta>
</file>